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55e" officeooo:paragraph-rsid="001f555e"/>
    </style:style>
    <style:style style:name="P2" style:family="paragraph" style:parent-style-name="Standard">
      <style:text-properties officeooo:rsid="001fa580" officeooo:paragraph-rsid="001fa580"/>
    </style:style>
    <style:style style:name="T1" style:family="text">
      <style:text-properties officeooo:rsid="001fa580"/>
    </style:style>
    <style:style style:name="T2" style:family="text">
      <style:text-properties officeooo:rsid="0020fb51"/>
    </style:style>
    <style:style style:name="T3" style:family="text">
      <style:text-properties officeooo:rsid="00238661"/>
    </style:style>
    <style:style style:name="T4" style:family="text">
      <style:text-properties officeooo:rsid="00246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Wissensfragen zu Kapitel 2</text:h>
      <text:h text:style-name="Heading_20_2" text:outline-level="2">1) Wozu dienen Präprozessoranweisungen?</text:h>
      <text:p text:style-name="P1">Um den Code übersichtlicher zu halten und zur Effizienz. <text:span text:style-name="T4">Der Präprozessor führt Textersetzungen vor dem Compilieren durch.</text:span></text:p>
      <text:h text:style-name="Heading_20_2" text:outline-level="2">2) Aus exklusiv welchen Zeichen kann der Name einer Variablen bestehen?</text:h>
      <text:p text:style-name="P1">Buchstaben (nicht äöüß), Ziffern (nicht an erster Stelle<text:span text:style-name="T1">)</text:span>, Unterstrich</text:p>
      <text:h text:style-name="Heading_20_2" text:outline-level="2">3) Wie werden Präprozessoranweisungen deklariert</text:h>
      <text:p text:style-name="P1"># <text:span text:style-name="T1">(z.B. #define …; # if 1/ #endif)</text:span></text:p>
      <text:h text:style-name="Heading_20_2" text:outline-level="2">4) Muss jede Variable immer, vor ihrem ersten Gebrauch deklariert werden?</text:h>
      <text:p text:style-name="P1">Ja</text:p>
      <text:h text:style-name="Heading_20_2" text:outline-level="2">5) Wie viele Elemente kann ein char enthalten?</text:h>
      <text:p text:style-name="P1">Ein <text:span text:style-name="T1">ASCII-</text:span>Zeichen <text:span text:style-name="T1">(Folie 10)</text:span></text:p>
      <text:h text:style-name="Heading_20_2" text:outline-level="2">6) Worum geht es im Single-Source-Prinzip?</text:h>
      <text:p text:style-name="P1">Code strukturiert halten, mehrere parallel<text:span text:style-name="T2">e</text:span> Versionen vermeiden <text:span text:style-name="T2">(ein Quellcode für verschiedene Versionen), bei Bedarf eine oder andere Variante aktivieren</text:span></text:p>
      <text:h text:style-name="Heading_20_2" text:outline-level="2">7) Haben Klammern in einer mathematischen Aussage in der C/C++ Programmierung dieselbe Funktion wie in der Mathematik?</text:h>
      <text:p text:style-name="P1">Ja, die Klammerregeln werden genauso umgesetzt. <text:span text:style-name="T1">(Im Gegensatz dazu Unterschied bei =/==)</text:span></text:p>
      <text:h text:style-name="Heading_20_2" text:outline-level="2">8) <text:span text:style-name="T1">Worin liegt der Unterschied zwischen ASCII und UTF?</text:span></text:h>
      <text:p text:style-name="P2">ASCII umfast nur 256 verschiedene Zeichen (→ Folie 10), keine länderspezifischen Zeichen, UTF ist umfangreicher <text:span text:style-name="T3">und beinhaltet die ASCII-Zeichen</text:span></text:p>
      <text:h text:style-name="Heading_20_2" text:outline-level="2">9) Wenn nichts selber definiert wurde und zwei int-Werte werden miteinander geteilt, erhält man welchen Datentyp?</text:h>
      <text:p text:style-name="P2">Integer</text:p>
      <text:h text:style-name="Heading_20_2" text:outline-level="2">10) Was ist eine reine Initialisierung?</text:h>
      <text:p text:style-name="P2">Deklaration und Initialisierung im selben Ausdruck (int i = 0;)</text:p>
      <text:h text:style-name="Heading_20_2" text:outline-level="2"><text:soft-page-break/>11) Was ist der Unterschied zwischen dem static-Cast und dem reinterpret-Cast?</text:h>
      <text:p text:style-name="P2">Der static-Cast gibt eine Fehlermeldung aus, wenn beim Casten ein Datenverlust stattfinden würde. Der reinterpret-Cast berücksichtigt diese Regel nicht und castet trotzdem.</text:p>
      <text:h text:style-name="Heading_20_2" text:outline-level="2">12) Ein char kann auch eine Zahl ausgeben?</text:h>
      <text:p text:style-name="P2">Ja, diese steht dann in einfachen Hochkommata ‘2‘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33:24.820000000</meta:creation-date>
    <dc:date>2019-05-31T13:18:49.615000000</dc:date>
    <meta:editing-duration>PT17M54S</meta:editing-duration>
    <meta:editing-cycles>5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25" meta:word-count="246" meta:character-count="1723" meta:non-whitespace-character-count="1502"/>
  </office:meta>
</office:document-meta>
</file>